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25-09-23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1184" calcext:value-type="float">
            <text:p>43.0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25-06-02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8032" calcext:value-type="float">
            <text:p>42.9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25-02-24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25-01-14 2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24-09-03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4" calcext:value-type="float">
            <text:p>43.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24-07-08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0264" calcext:value-type="float">
            <text:p>43.2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24-03-18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6696" calcext:value-type="float">
            <text:p>42.9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24-01-08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4336" calcext:value-type="float">
            <text:p>43.0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23-09-05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5856" calcext:value-type="float">
            <text:p>43.8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23-07-10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2432" calcext:value-type="float">
            <text:p>43.8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23-02-23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1768" calcext:value-type="float">
            <text:p>43.1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23-01-09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2936" calcext:value-type="float">
            <text:p>43.3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22-09-28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8256" calcext:value-type="float">
            <text:p>43.9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22-07-05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2368" calcext:value-type="float">
            <text:p>44.0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22-02-28 18:07:5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732" calcext:value-type="float">
            <text:p>43.3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22-01-03 23:15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6192" calcext:value-type="float">
            <text:p>43.4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21-09-07 18:51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7712" calcext:value-type="float">
            <text:p>44.1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21-06-21 18:10:5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1888" calcext:value-type="float">
            <text:p>44.0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21-02-24 20:57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21-01-04 17:25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20-03-11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8112" calcext:value-type="float">
            <text:p>43.5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20-01-08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5272" calcext:value-type="float">
            <text:p>43.7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9-10-10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5832" calcext:value-type="float">
            <text:p>44.3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9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9568" calcext:value-type="float">
            <text:p>44.5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9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9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6416" calcext:value-type="float">
            <text:p>44.4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9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9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9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4432" calcext:value-type="float">
            <text:p>44.6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9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7752" calcext:value-type="float">
            <text:p>44.4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9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6416" calcext:value-type="float">
            <text:p>44.4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9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2784" calcext:value-type="float">
            <text:p>44.3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9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124" calcext:value-type="float">
            <text:p>44.2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9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0344" calcext:value-type="float">
            <text:p>43.9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9-04-04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404" calcext:value-type="float">
            <text:p>43.7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9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0616" calcext:value-type="float">
            <text:p>43.7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9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3184" calcext:value-type="float">
            <text:p>43.7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9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0136" calcext:value-type="float">
            <text:p>43.7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9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9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1952" calcext:value-type="float">
            <text:p>43.8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9-01-16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2056" calcext:value-type="float">
            <text:p>43.8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9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5104" calcext:value-type="float">
            <text:p>43.8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9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8256" calcext:value-type="float">
            <text:p>43.9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8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0552" calcext:value-type="float">
            <text:p>44.0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8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0176" calcext:value-type="float">
            <text:p>44.0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8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7064" calcext:value-type="float">
            <text:p>44.3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8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3368" calcext:value-type="float">
            <text:p>44.4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8-10-02 2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0048" calcext:value-type="float">
            <text:p>44.5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8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4432" calcext:value-type="float">
            <text:p>44.6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8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4328" calcext:value-type="float">
            <text:p>44.5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8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5664" calcext:value-type="float">
            <text:p>44.5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8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6936" calcext:value-type="float">
            <text:p>44.8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8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9984" calcext:value-type="float">
            <text:p>44.8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8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4808" calcext:value-type="float">
            <text:p>44.5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8-07-09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2616" calcext:value-type="float">
            <text:p>44.5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8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8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6416" calcext:value-type="float">
            <text:p>44.4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8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556" calcext:value-type="float">
            <text:p>44.4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8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9152" calcext:value-type="float">
            <text:p>44.2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8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3808" calcext:value-type="float">
            <text:p>44.1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8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3328" calcext:value-type="float">
            <text:p>44.1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8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8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0176" calcext:value-type="float">
            <text:p>44.0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8-02-28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8944" calcext:value-type="float">
            <text:p>44.1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8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9528" calcext:value-type="float">
            <text:p>44.2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8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8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8-01-03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4872" calcext:value-type="float">
            <text:p>44.3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8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0216" calcext:value-type="float">
            <text:p>44.4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7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9088" calcext:value-type="float">
            <text:p>44.5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7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6144" calcext:value-type="float">
            <text:p>44.5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7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968" calcext:value-type="float">
            <text:p>44.7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7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4264" calcext:value-type="float">
            <text:p>44.7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7-10-23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7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5912" calcext:value-type="float">
            <text:p>45.0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7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3616" calcext:value-type="float">
            <text:p>44.9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7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7352" calcext:value-type="float">
            <text:p>45.1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7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2112" calcext:value-type="float">
            <text:p>45.0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7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5808" calcext:value-type="float">
            <text:p>44.9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7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7624" calcext:value-type="float">
            <text:p>44.9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7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18" calcext:value-type="float">
            <text:p>44.8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7-07-05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7416" calcext:value-type="float">
            <text:p>44.8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7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9128" calcext:value-type="float">
            <text:p>44.8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7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8544" calcext:value-type="float">
            <text:p>44.7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7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0048" calcext:value-type="float">
            <text:p>44.5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7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4328" calcext:value-type="float">
            <text:p>44.5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7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9944" calcext:value-type="float">
            <text:p>44.5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7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7648" calcext:value-type="float">
            <text:p>44.4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7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8024" calcext:value-type="float">
            <text:p>44.3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7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4704" calcext:value-type="float">
            <text:p>44.4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7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7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7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9088" calcext:value-type="float">
            <text:p>44.5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7-01-12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1656" calcext:value-type="float">
            <text:p>44.4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7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9568" calcext:value-type="float">
            <text:p>44.5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6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5016" calcext:value-type="float">
            <text:p>44.7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6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7312" calcext:value-type="float">
            <text:p>44.7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6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324" calcext:value-type="float">
            <text:p>44.9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6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0776" calcext:value-type="float">
            <text:p>45.0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6-10-24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756" calcext:value-type="float">
            <text:p>45.2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6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6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6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4928" calcext:value-type="float">
            <text:p>45.5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6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5952" calcext:value-type="float">
            <text:p>45.3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6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5848" calcext:value-type="float">
            <text:p>45.2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6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612" calcext:value-type="float">
            <text:p>45.1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6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2592" calcext:value-type="float">
            <text:p>45.1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6-07-13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6976" calcext:value-type="float">
            <text:p>45.1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6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7728" calcext:value-type="float">
            <text:p>45.0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6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6768" calcext:value-type="float">
            <text:p>45.0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6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6184" calcext:value-type="float">
            <text:p>44.9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6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6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6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9672" calcext:value-type="float">
            <text:p>44.6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6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2344" calcext:value-type="float">
            <text:p>44.6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6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6-02-29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2448" calcext:value-type="float">
            <text:p>44.7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6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6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6-01-20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6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6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1632" calcext:value-type="float">
            <text:p>45.0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5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2216" calcext:value-type="float">
            <text:p>45.1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5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5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044" calcext:value-type="float">
            <text:p>45.4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5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5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5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6032" calcext:value-type="float">
            <text:p>45.9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5-09-28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5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5488" calcext:value-type="float">
            <text:p>46.1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5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3088" calcext:value-type="float">
            <text:p>46.0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5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5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5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9832" calcext:value-type="float">
            <text:p>45.8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5-07-09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5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4592" calcext:value-type="float">
            <text:p>45.8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5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5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5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5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5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0504" calcext:value-type="float">
            <text:p>45.1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5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6872" calcext:value-type="float">
            <text:p>45.0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5-03-02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0464" calcext:value-type="float">
            <text:p>44.8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5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5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8648" calcext:value-type="float">
            <text:p>44.8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5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8752" calcext:value-type="float">
            <text:p>44.8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5-01-21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5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5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8104" calcext:value-type="float">
            <text:p>45.0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4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4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0232" calcext:value-type="float">
            <text:p>45.2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4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6536" calcext:value-type="float">
            <text:p>45.4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4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4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4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8496" calcext:value-type="float">
            <text:p>45.8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4-09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0896" calcext:value-type="float">
            <text:p>46.0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4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4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6784" calcext:value-type="float">
            <text:p>45.8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4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5928" calcext:value-type="float">
            <text:p>45.9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4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872" calcext:value-type="float">
            <text:p>45.8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4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4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4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4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3592" calcext:value-type="float">
            <text:p>45.5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4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6264" calcext:value-type="float">
            <text:p>45.5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4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7664" calcext:value-type="float">
            <text:p>45.3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4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1088" calcext:value-type="float">
            <text:p>45.2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4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2968" calcext:value-type="float">
            <text:p>45.0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4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7688" calcext:value-type="float">
            <text:p>44.7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4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0256" calcext:value-type="float">
            <text:p>44.7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4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968" calcext:value-type="float">
            <text:p>44.7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4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4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1216" calcext:value-type="float">
            <text:p>44.7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4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4264" calcext:value-type="float">
            <text:p>44.7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4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4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9984" calcext:value-type="float">
            <text:p>44.8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4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0944" calcext:value-type="float">
            <text:p>44.8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3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1152" calcext:value-type="float">
            <text:p>45.0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3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3656" calcext:value-type="float">
            <text:p>45.2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3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9856" calcext:value-type="float">
            <text:p>45.3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3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5408" calcext:value-type="float">
            <text:p>45.5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3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3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3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3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2608" calcext:value-type="float">
            <text:p>46.0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3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764" calcext:value-type="float">
            <text:p>45.8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3-07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9728" calcext:value-type="float">
            <text:p>45.8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3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3736" calcext:value-type="float">
            <text:p>45.8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3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872" calcext:value-type="float">
            <text:p>45.8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3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3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3696" calcext:value-type="float">
            <text:p>45.5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3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9208" calcext:value-type="float">
            <text:p>45.4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3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8728" calcext:value-type="float">
            <text:p>45.4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3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7144" calcext:value-type="float">
            <text:p>44.9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3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4096" calcext:value-type="float">
            <text:p>44.9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3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3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4264" calcext:value-type="float">
            <text:p>44.7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3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7792" calcext:value-type="float">
            <text:p>44.8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3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4368" calcext:value-type="float">
            <text:p>44.8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3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6768" calcext:value-type="float">
            <text:p>45.0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3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7248" calcext:value-type="float">
            <text:p>45.0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3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468" calcext:value-type="float">
            <text:p>45.0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2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3928" calcext:value-type="float">
            <text:p>45.1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2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8896" calcext:value-type="float">
            <text:p>45.2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2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568" calcext:value-type="float">
            <text:p>45.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2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6744" calcext:value-type="float">
            <text:p>45.5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2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4696" calcext:value-type="float">
            <text:p>45.9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2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2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2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6512" calcext:value-type="float">
            <text:p>46.0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2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9288" calcext:value-type="float">
            <text:p>46.1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2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7744" calcext:value-type="float">
            <text:p>45.9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2-08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1752" calcext:value-type="float">
            <text:p>46.0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2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8224" calcext:value-type="float">
            <text:p>45.9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2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6992" calcext:value-type="float">
            <text:p>46.0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2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2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0272" calcext:value-type="float">
            <text:p>45.6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2-06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2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2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8752" calcext:value-type="float">
            <text:p>44.8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2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0736" calcext:value-type="float">
            <text:p>44.7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2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7312" calcext:value-type="float">
            <text:p>44.7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2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5704" calcext:value-type="float">
            <text:p>44.8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2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1048" calcext:value-type="float">
            <text:p>44.9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2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2592" calcext:value-type="float">
            <text:p>45.1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2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468" calcext:value-type="float">
            <text:p>45.0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1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1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4032" calcext:value-type="float">
            <text:p>45.2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1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9104" calcext:value-type="float">
            <text:p>45.4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1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5888" calcext:value-type="float">
            <text:p>45.5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1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5552" calcext:value-type="float">
            <text:p>45.9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1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2984" calcext:value-type="float">
            <text:p>45.9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1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536" calcext:value-type="float">
            <text:p>46.1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1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148" calcext:value-type="float">
            <text:p>46.1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1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7472" calcext:value-type="float">
            <text:p>46.0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1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1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2608" calcext:value-type="float">
            <text:p>46.0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1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4592" calcext:value-type="float">
            <text:p>45.8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1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1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1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9792" calcext:value-type="float">
            <text:p>45.5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1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0064" calcext:value-type="float">
            <text:p>45.4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1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948" calcext:value-type="float">
            <text:p>45.3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1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6056" calcext:value-type="float">
            <text:p>45.4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1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3616" calcext:value-type="float">
            <text:p>44.9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1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4264" calcext:value-type="float">
            <text:p>44.7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1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7312" calcext:value-type="float">
            <text:p>44.7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1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6664" calcext:value-type="float">
            <text:p>44.9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1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5224" calcext:value-type="float">
            <text:p>44.8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1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1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3616" calcext:value-type="float">
            <text:p>44.9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1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8584" calcext:value-type="float">
            <text:p>45.0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1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7936" calcext:value-type="float">
            <text:p>45.2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1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3448" calcext:value-type="float">
            <text:p>45.1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0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66" calcext:value-type="float">
            <text:p>45.1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0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472" calcext:value-type="float">
            <text:p>45.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0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3592" calcext:value-type="float">
            <text:p>45.5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0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0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3256" calcext:value-type="float">
            <text:p>45.8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0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0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5552" calcext:value-type="float">
            <text:p>45.9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0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8224" calcext:value-type="float">
            <text:p>45.9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0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8328" calcext:value-type="float">
            <text:p>46.0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0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6992" calcext:value-type="float">
            <text:p>46.0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0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0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0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7288" calcext:value-type="float">
            <text:p>45.3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0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6536" calcext:value-type="float">
            <text:p>45.4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0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4992" calcext:value-type="float">
            <text:p>45.2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0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9272" calcext:value-type="float">
            <text:p>45.2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0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0128" calcext:value-type="float">
            <text:p>45.2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0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6184" calcext:value-type="float">
            <text:p>44.9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0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6288" calcext:value-type="float">
            <text:p>44.9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0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6288" calcext:value-type="float">
            <text:p>44.9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0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468" calcext:value-type="float">
            <text:p>45.0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0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0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1088" calcext:value-type="float">
            <text:p>45.2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10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472" calcext:value-type="float">
            <text:p>45.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9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7496" calcext:value-type="float">
            <text:p>45.4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9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9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9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2024" calcext:value-type="float">
            <text:p>45.9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9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9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1896" calcext:value-type="float">
            <text:p>46.4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9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3232" calcext:value-type="float">
            <text:p>46.4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9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3608" calcext:value-type="float">
            <text:p>46.3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9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9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9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8432" calcext:value-type="float">
            <text:p>46.1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9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6992" calcext:value-type="float">
            <text:p>46.0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9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86" calcext:value-type="float">
            <text:p>45.9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9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0312" calcext:value-type="float">
            <text:p>45.9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9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9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9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4616" calcext:value-type="float">
            <text:p>45.3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9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756" calcext:value-type="float">
            <text:p>45.2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9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0776" calcext:value-type="float">
            <text:p>45.0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9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4784" calcext:value-type="float">
            <text:p>45.1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9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9168" calcext:value-type="float">
            <text:p>45.1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9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6704" calcext:value-type="float">
            <text:p>45.2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9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8624" calcext:value-type="float">
            <text:p>45.3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9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2632" calcext:value-type="float">
            <text:p>45.4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8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2736" calcext:value-type="float">
            <text:p>45.5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8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8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8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9184" calcext:value-type="float">
            <text:p>46.0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8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5008" calcext:value-type="float">
            <text:p>46.1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8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772" calcext:value-type="float">
            <text:p>46.5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8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1624" calcext:value-type="float">
            <text:p>46.5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8-09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5152" calcext:value-type="float">
            <text:p>46.5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8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7136" calcext:value-type="float">
            <text:p>46.4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8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8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2544" calcext:value-type="float">
            <text:p>46.2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8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8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1752" calcext:value-type="float">
            <text:p>46.0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8-06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8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5928" calcext:value-type="float">
            <text:p>45.9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8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3256" calcext:value-type="float">
            <text:p>45.8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8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5512" calcext:value-type="float">
            <text:p>45.6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8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712" calcext:value-type="float">
            <text:p>45.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8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3216" calcext:value-type="float">
            <text:p>45.5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8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7184" calcext:value-type="float">
            <text:p>45.2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8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4784" calcext:value-type="float">
            <text:p>45.1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8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0168" calcext:value-type="float">
            <text:p>45.5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8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3824" calcext:value-type="float">
            <text:p>45.0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8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8208" calcext:value-type="float">
            <text:p>45.0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8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7832" calcext:value-type="float">
            <text:p>45.1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8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8-0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9208" calcext:value-type="float">
            <text:p>45.4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8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7768" calcext:value-type="float">
            <text:p>45.3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7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0544" calcext:value-type="float">
            <text:p>45.5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7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7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7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8496" calcext:value-type="float">
            <text:p>45.8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7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86" calcext:value-type="float">
            <text:p>45.9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7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7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5592" calcext:value-type="float">
            <text:p>46.2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7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0456" calcext:value-type="float">
            <text:p>46.3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7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1208" calcext:value-type="float">
            <text:p>46.2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7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34" calcext:value-type="float">
            <text:p>46.2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7-08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292" calcext:value-type="float">
            <text:p>46.2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7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7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0248" calcext:value-type="float">
            <text:p>46.1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7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8328" calcext:value-type="float">
            <text:p>46.0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7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7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7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7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14" calcext:value-type="float">
            <text:p>45.4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7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5408" calcext:value-type="float">
            <text:p>45.5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7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6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3296" calcext:value-type="float">
            <text:p>46.1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6-09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8576" calcext:value-type="float">
            <text:p>46.5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6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8688" calcext:value-type="float">
            <text:p>45.1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6-0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9856" calcext:value-type="float">
            <text:p>45.3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6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7392" calcext:value-type="float">
            <text:p>45.4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5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5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68" calcext:value-type="float">
            <text:p>45.8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5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5112" calcext:value-type="float">
            <text:p>46.2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5-09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5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6448" calcext:value-type="float">
            <text:p>46.2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5-07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2336" calcext:value-type="float">
            <text:p>46.1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5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5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5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9648" calcext:value-type="float">
            <text:p>45.1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5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0608" calcext:value-type="float">
            <text:p>45.2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5-0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1296" calcext:value-type="float">
            <text:p>45.4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5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4824" calcext:value-type="float">
            <text:p>45.4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4-1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9728" calcext:value-type="float">
            <text:p>45.8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4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244" calcext:value-type="float">
            <text:p>46.1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4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4-09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3336" calcext:value-type="float">
            <text:p>46.5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4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0288" calcext:value-type="float">
            <text:p>46.5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4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4-06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2544" calcext:value-type="float">
            <text:p>46.2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4-05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1168" calcext:value-type="float">
            <text:p>45.9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4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9352" calcext:value-type="float">
            <text:p>45.8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4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568" calcext:value-type="float">
            <text:p>45.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4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8896" calcext:value-type="float">
            <text:p>45.2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4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3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3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3-09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2752" calcext:value-type="float">
            <text:p>46.4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3-08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3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0456" calcext:value-type="float">
            <text:p>46.3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3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4152" calcext:value-type="float">
            <text:p>46.1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3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3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7744" calcext:value-type="float">
            <text:p>45.9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3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6992" calcext:value-type="float">
            <text:p>46.0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3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6304" calcext:value-type="float">
            <text:p>45.8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3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3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2-09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2-07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0664" calcext:value-type="float">
            <text:p>46.4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2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2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1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06" calcext:value-type="float">
            <text:p>46.7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1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4064" calcext:value-type="float">
            <text:p>46.9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1-06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1-05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4736" calcext:value-type="float">
            <text:p>46.2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1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1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1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7976" calcext:value-type="float">
            <text:p>45.5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1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68" calcext:value-type="float">
            <text:p>45.8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0-1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3776" calcext:value-type="float">
            <text:p>46.2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0-1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0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8888" calcext:value-type="float">
            <text:p>46.7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0-09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6632" calcext:value-type="float">
            <text:p>46.9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0-08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1368" calcext:value-type="float">
            <text:p>47.5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0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0-06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0976" calcext:value-type="float">
            <text:p>46.6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0-05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684" calcext:value-type="float">
            <text:p>47.1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0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0272" calcext:value-type="float">
            <text:p>45.6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0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6784" calcext:value-type="float">
            <text:p>45.8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0-0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2000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5072" calcext:value-type="float">
            <text:p>45.9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1999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6344" calcext:value-type="float">
            <text:p>46.1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1999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4464" calcext:value-type="float">
            <text:p>46.3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1999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252" calcext:value-type="float">
            <text:p>46.8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1999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4728" calcext:value-type="float">
            <text:p>47.7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1999-08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4664" calcext:value-type="float">
            <text:p>47.9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1999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1704" calcext:value-type="float">
            <text:p>47.1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1999-06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3896" calcext:value-type="float">
            <text:p>47.1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1999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2208" calcext:value-type="float">
            <text:p>46.6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1999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4128" calcext:value-type="float">
            <text:p>46.7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1999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4776" calcext:value-type="float">
            <text:p>46.5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1999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6992" calcext:value-type="float">
            <text:p>46.0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1999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7032" calcext:value-type="float">
            <text:p>46.3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1998-1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0912" calcext:value-type="float">
            <text:p>46.9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1998-1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1998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4544" calcext:value-type="float">
            <text:p>47.0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1998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3768" calcext:value-type="float">
            <text:p>47.6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1998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408" calcext:value-type="float">
            <text:p>47.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1998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308" calcext:value-type="float">
            <text:p>47.5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1998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0536" calcext:value-type="float">
            <text:p>46.9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1998-06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1184" calcext:value-type="float">
            <text:p>46.8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1998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204" calcext:value-type="float">
            <text:p>46.8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1998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6048" calcext:value-type="float">
            <text:p>46.8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1998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7744" calcext:value-type="float">
            <text:p>45.9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1998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2984" calcext:value-type="float">
            <text:p>45.9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1997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6496" calcext:value-type="float">
            <text:p>48.9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1997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3808" calcext:value-type="float">
            <text:p>47.9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1997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1304" calcext:value-type="float">
            <text:p>47.7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1997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6296" calcext:value-type="float">
            <text:p>47.3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35</text:p>
          </table:table-cell>
          <table:table-cell office:value-type="string" calcext:value-type="string">
            <text:p>Rancho Lucerne A</text:p>
          </table:table-cell>
          <table:table-cell office:value-type="string" calcext:value-type="string">
            <text:p>1997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3088" calcext:value-type="float">
            <text:p>49.8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6" meta:object-count="0"/>
    <meta:user-defined meta:name="AppVersion">3.0</meta:user-defined>
  </office:meta>
</office:document-meta>
</file>